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'Lucida Grande', Lucid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Optimitzacions" style:family="table">
      <style:table-properties style:width="17cm" table:align="margins"/>
    </style:style>
    <style:style style:name="Optimitzacions.A" style:family="table-column">
      <style:table-column-properties style:column-width="4.249cm" style:rel-column-width="16383*"/>
    </style:style>
    <style:style style:name="Optimitzacions.D" style:family="table-column">
      <style:table-column-properties style:column-width="4.251cm" style:rel-column-width="16386*"/>
    </style:style>
    <style:style style:name="Optimitzac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Optimitzacions.D1" style:family="table-cell">
      <style:table-cell-properties fo:padding="0.097cm" fo:border="0.05pt solid #000000"/>
    </style:style>
    <style:style style:name="Optimitzacions.A2" style:family="table-cell">
      <style:table-cell-properties fo:padding="0.097cm" fo:border-left="0.05pt solid #000000" fo:border-right="none" fo:border-top="none" fo:border-bottom="0.05pt solid #000000"/>
    </style:style>
    <style:style style:name="Optimitzacion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86a5"/>
    </style:style>
    <style:style style:name="P2" style:family="paragraph" style:parent-style-name="Standard">
      <style:text-properties officeooo:rsid="000171df" officeooo:paragraph-rsid="000171df"/>
    </style:style>
    <style:style style:name="P3" style:family="paragraph" style:parent-style-name="Standard">
      <style:text-properties officeooo:rsid="000171df" officeooo:paragraph-rsid="00057e7c"/>
    </style:style>
    <style:style style:name="P4" style:family="paragraph" style:parent-style-name="Standard">
      <style:text-properties officeooo:rsid="000280c2" officeooo:paragraph-rsid="000386a5"/>
    </style:style>
    <style:style style:name="P5" style:family="paragraph" style:parent-style-name="Standard">
      <style:text-properties officeooo:rsid="000386a5" officeooo:paragraph-rsid="000386a5"/>
    </style:style>
    <style:style style:name="P6" style:family="paragraph" style:parent-style-name="Table_20_Contents">
      <style:text-properties officeooo:rsid="000171df" officeooo:paragraph-rsid="000171df"/>
    </style:style>
    <style:style style:name="P7" style:family="paragraph" style:parent-style-name="Table_20_Contents">
      <style:text-properties officeooo:rsid="000280c2" officeooo:paragraph-rsid="000280c2"/>
    </style:style>
    <style:style style:name="P8" style:family="paragraph" style:parent-style-name="Table_20_Contents">
      <style:text-properties officeooo:rsid="000280c2" officeooo:paragraph-rsid="000280c2" fo:background-color="#ffff00"/>
    </style:style>
    <style:style style:name="P9" style:family="paragraph" style:parent-style-name="Table_20_Contents">
      <style:text-properties officeooo:rsid="000171df" officeooo:paragraph-rsid="000171df" fo:background-color="#ffff00"/>
    </style:style>
    <style:style style:name="T1" style:family="text">
      <style:text-properties officeooo:rsid="000171df"/>
    </style:style>
    <style:style style:name="T2" style:family="text">
      <style:text-properties officeooo:rsid="000280c2"/>
    </style:style>
    <style:style style:name="T3" style:family="text">
      <style:text-properties officeooo:rsid="000386a5"/>
    </style:style>
    <style:style style:name="T4" style:family="text">
      <style:text-properties officeooo:rsid="00057e7c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tprod-basic.c, dotprod.c:</text:p>
      <text:p text:style-name="P2"/>
      <text:p text:style-name="P2">El nombre de threads usats es 4</text:p>
      <text:p text:style-name="P2"/>
      <text:p text:style-name="P2"><text:bookmark-start text:name="__DdeLink__1_415017453"/>El tamany del problema es de 4000000 elements(double) que es multipliquen i desprès es redueixen a un sol element usant la suma<text:bookmark-end text:name="__DdeLink__1_415017453"/></text:p>
      <text:p text:style-name="P2"/>
      <text:p text:style-name="P2">Els parametres els agafa de una variable global de nom dotstr que es del tipus DOTDATA que contè tots els elements del 4 threads, llavors cada thread agafa una cuarta part de veclen, la part que li toca la sap depenent de quin sigui el seu identificador el cual es passat com a argument de la funció dotprod.</text:p>
      <text:p text:style-name="P2"/>
      <text:p text:style-name="P2">No hi ha cap cas pitjor per el que fa el balanceig de la càrrega degut a que tots els threads reben el mateix nombre de elements i les operacions entre elements són igual de complicades.</text:p>
      <text:p text:style-name="P2"/>
      <text:p text:style-name="P4">Matmul.c:</text:p>
      <text:p text:style-name="P4"/>
      <text:p text:style-name="P4">El nombre de threads usats es demana al usuari amb un màxim de 20</text:p>
      <text:p text:style-name="P4"/>
      <text:p text:style-name="P1"><text:span text:style-name="T1">El tamany del problema es de </text:span><text:span text:style-name="T2">250000 productes vectorials de 500 elements cadascun el qu dona un total de 125000000 multiplicacions i 250000 reduccions usant la suma</text:span></text:p>
      <text:p text:style-name="P4"/>
      <text:p text:style-name="P4">Els parametres es pasen a la funcio usant un punter a una estructura anomenada parm, la cual conte el identificador del thread, el numero de threads, la dimensió de les matrius(són cuadrades), les dos matrius a multiplicar i la matriu a on guardar les reduccions</text:p>
      <text:p text:style-name="P4"/>
      <text:p text:style-name="P1"><text:span text:style-name="T2">Lacàrrega de treball entre threads es </text:span><text:span text:style-name="T3">distribueix de tal manera que el thread i calcula les files tal que #fila % n(sent n el numero de threads) = i, de tal manera que es produirà un desbalanceig de la càrrega si el nombre de files no és divisible entre el nombre de threads</text:span></text:p>
      <text:p text:style-name="P5"/>
      <table:table table:name="Optimitzacions" table:style-name="Optimitzacions">
        <table:table-column table:style-name="Optimitzacions.A" table:number-columns-repeated="3"/>
        <table:table-column table:style-name="Optimitzacions.D"/>
        <table:table-row>
          <table:table-cell table:style-name="Optimitzacions.A1" office:value-type="string">
            <text:p text:style-name="Table_20_Contents"/>
          </table:table-cell>
          <table:table-cell table:style-name="Optimitzacions.A1" office:value-type="string">
            <text:p text:style-name="P6">dotprod-basic.c</text:p>
          </table:table-cell>
          <table:table-cell table:style-name="Optimitzacions.A1" office:value-type="string">
            <text:p text:style-name="P6">Dotprod.c</text:p>
          </table:table-cell>
          <table:table-cell table:style-name="Optimitzacions.D1" office:value-type="string">
            <text:p text:style-name="P6">Matmul.c</text:p>
          </table:table-cell>
        </table:table-row>
        <table:table-row>
          <table:table-cell table:style-name="Optimitzacions.A2" office:value-type="string">
            <text:p text:style-name="P6">O0</text:p>
          </table:table-cell>
          <table:table-cell table:style-name="Optimitzacions.A2" office:value-type="string">
            <text:p text:style-name="P6">417588433</text:p>
          </table:table-cell>
          <table:table-cell table:style-name="Optimitzacions.A2" office:value-type="string">
            <text:p text:style-name="P7">90844356</text:p>
          </table:table-cell>
          <table:table-cell table:style-name="Optimitzacions.D2" office:value-type="string">
            <text:p text:style-name="P7">1404447867</text:p>
          </table:table-cell>
        </table:table-row>
        <table:table-row>
          <table:table-cell table:style-name="Optimitzacions.A2" office:value-type="string">
            <text:p text:style-name="P6">O1</text:p>
          </table:table-cell>
          <table:table-cell table:style-name="Optimitzacions.A2" office:value-type="string">
            <text:p text:style-name="P6">373126236</text:p>
          </table:table-cell>
          <table:table-cell table:style-name="Optimitzacions.A2" office:value-type="string">
            <text:p text:style-name="P7">91109620</text:p>
          </table:table-cell>
          <table:table-cell table:style-name="Optimitzacions.D2" office:value-type="string">
            <text:p text:style-name="P8">635927631</text:p>
          </table:table-cell>
        </table:table-row>
        <table:table-row>
          <table:table-cell table:style-name="Optimitzacions.A2" office:value-type="string">
            <text:p text:style-name="P6">O2</text:p>
          </table:table-cell>
          <table:table-cell table:style-name="Optimitzacions.A2" office:value-type="string">
            <text:p text:style-name="P9">366905420</text:p>
          </table:table-cell>
          <table:table-cell table:style-name="Optimitzacions.A2" office:value-type="string">
            <text:p text:style-name="P8">88269972</text:p>
          </table:table-cell>
          <table:table-cell table:style-name="Optimitzacions.D2" office:value-type="string">
            <text:p text:style-name="P7">808456723</text:p>
          </table:table-cell>
        </table:table-row>
        <table:table-row>
          <table:table-cell table:style-name="Optimitzacions.A2" office:value-type="string">
            <text:p text:style-name="P6">O3</text:p>
          </table:table-cell>
          <table:table-cell table:style-name="Optimitzacions.A2" office:value-type="string">
            <text:p text:style-name="P7">430712767</text:p>
          </table:table-cell>
          <table:table-cell table:style-name="Optimitzacions.A2" office:value-type="string">
            <text:p text:style-name="P7">94743401</text:p>
          </table:table-cell>
          <table:table-cell table:style-name="Optimitzacions.D2" office:value-type="string">
            <text:p text:style-name="P7">709284836</text:p>
          </table:table-cell>
        </table:table-row>
      </table:table>
      <text:p text:style-name="P2"/>
      <text:p text:style-name="P3"><text:span text:style-name="T4"/></text:p>
      <text:p text:style-name="P3"><text:span text:style-name="T4"/></text:p>
      <text:p text:style-name="P3"><draw:frame draw:style-name="fr1" draw:name="Objeto1" text:anchor-type="paragraph" svg:width="12.52cm" svg:height="7.68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/></text:p>
      <text:p text:style-name="P3"><text:span text:style-name="T4"/></text:p>
      <text:p text:style-name="P3"><text:bookmark-start text:name="__DdeLink__197_248414267"/><text:bookmark-end text:name="__DdeLink__197_248414267"/><text:span text:style-name="T4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'Lucida Grande', Lucid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 barri</meta:initial-creator>
    <meta:creation-date>2013-02-24T01:57:54</meta:creation-date>
    <dc:date>2013-03-05T22:55:21</dc:date>
    <dc:creator>Josep barri</dc:creator>
    <meta:editing-duration>PT10M39S</meta:editing-duration>
    <meta:editing-cycles>2</meta:editing-cycles>
    <meta:generator>LibreOffice/3.6$Linux_x86 LibreOffice_project/360m1$Build-2</meta:generator>
    <meta:document-statistic meta:table-count="1" meta:image-count="0" meta:object-count="1" meta:page-count="1" meta:paragraph-count="29" meta:word-count="284" meta:character-count="1598" meta:non-whitespace-character-count="13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end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background-color="#ffff00" fo:border-left="0.06pt solid #000000" fo:border-right="0.06pt solid #000000" fo:border-top="0.06pt solid #000000"/>
      <style:text-properties style:text-position=""/>
    </style:style>
    <style:style style:name="ce5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style:text-position="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ackground-color="#ffff00" fo:border-left="0.06pt solid #000000" fo:border-right="none" fo:border-top="0.06pt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1" table:number-columns-repeated="2" table:default-cell-style-name="ce7"/>
        <table:table-column table:style-name="co4" table:default-cell-style-name="Default"/>
        <table:table-row table:style-name="ro1">
          <table:table-cell/>
          <table:table-cell table:style-name="ce6" office:value-type="string">
            <text:p>Creacio</text:p>
          </table:table-cell>
          <table:table-cell table:style-name="ce6" office:value-type="string">
            <text:p>Lock</text:p>
          </table:table-cell>
          <table:table-cell table:style-name="ce6" office:value-type="string">
            <text:p>SC</text:p>
          </table:table-cell>
          <table:table-cell table:style-name="ce6" office:value-type="string">
            <text:p>Unlock</text:p>
          </table:table-cell>
          <table:table-cell table:style-name="ce6" office:value-type="string">
            <text:p>Destr</text:p>
          </table:table-cell>
        </table:table-row>
        <table:table-row table:style-name="ro1">
          <table:table-cell/>
          <table:table-cell office:value-type="float" office:value="19.871488">
            <text:p>19,871488</text:p>
          </table:table-cell>
          <table:table-cell office:value-type="float" office:value="0.147818">
            <text:p>0,147818</text:p>
          </table:table-cell>
          <table:table-cell office:value-type="float" office:value="0.049025">
            <text:p>0,049025</text:p>
          </table:table-cell>
          <table:table-cell office:value-type="float" office:value="0.10325">
            <text:p>0,10325</text:p>
          </table:table-cell>
          <table:table-cell office:value-type="float" office:value="177.244969">
            <text:p>177,244969</text:p>
          </table:table-cell>
        </table:table-row>
        <table:table-row table:style-name="ro1">
          <table:table-cell/>
          <table:table-cell office:value-type="float" office:value="9.549486">
            <text:p>9,549486</text:p>
          </table:table-cell>
          <table:table-cell office:value-type="float" office:value="0.067595">
            <text:p>0,067595</text:p>
          </table:table-cell>
          <table:table-cell office:value-type="float" office:value="0.010399">
            <text:p>0,010399</text:p>
          </table:table-cell>
          <table:table-cell office:value-type="float" office:value="0.054225">
            <text:p>0,054225</text:p>
          </table:table-cell>
          <table:table-cell office:value-type="float" office:value="165.809536">
            <text:p>165,809536</text:p>
          </table:table-cell>
        </table:table-row>
        <table:table-row table:style-name="ro1">
          <table:table-cell/>
          <table:table-cell office:value-type="float" office:value="8.011882">
            <text:p>8,011882</text:p>
          </table:table-cell>
          <table:table-cell office:value-type="float" office:value="0.063138">
            <text:p>0,063138</text:p>
          </table:table-cell>
          <table:table-cell office:value-type="float" office:value="0.010399">
            <text:p>0,010399</text:p>
          </table:table-cell>
          <table:table-cell office:value-type="float" office:value="0.054225">
            <text:p>0,054225</text:p>
          </table:table-cell>
          <table:table-cell office:value-type="float" office:value="13.936899">
            <text:p>13,936899</text:p>
          </table:table-cell>
        </table:table-row>
        <table:table-row table:style-name="ro1">
          <table:table-cell/>
          <table:table-cell office:value-type="float" office:value="7.233424">
            <text:p>7,233424</text:p>
          </table:table-cell>
          <table:table-cell office:value-type="float" office:value="0.062396">
            <text:p>0,062396</text:p>
          </table:table-cell>
          <table:table-cell office:value-type="float" office:value="0.010399">
            <text:p>0,010399</text:p>
          </table:table-cell>
          <table:table-cell office:value-type="float" office:value="0.064624">
            <text:p>0,064624</text:p>
          </table:table-cell>
          <table:table-cell office:value-type="float" office:value="168.664921">
            <text:p>168,664921</text:p>
          </table:table-cell>
        </table:table-row>
        <table:table-row table:style-name="ro1">
          <table:table-cell/>
          <table:table-cell office:value-type="float" office:value="7.508261">
            <text:p>7,508261</text:p>
          </table:table-cell>
          <table:table-cell office:value-type="float" office:value="0.043083">
            <text:p>0,043083</text:p>
          </table:table-cell>
          <table:table-cell office:value-type="float" office:value="0.010399">
            <text:p>0,010399</text:p>
          </table:table-cell>
          <table:table-cell office:value-type="float" office:value="0.040111">
            <text:p>0,040111</text:p>
          </table:table-cell>
          <table:table-cell office:value-type="float" office:value="164.468023">
            <text:p>164,468023</text:p>
          </table:table-cell>
        </table:table-row>
        <table:table-row table:style-name="ro1">
          <table:table-cell/>
          <table:table-cell office:value-type="float" office:value="9.062207">
            <text:p>9,062207</text:p>
          </table:table-cell>
          <table:table-cell office:value-type="float" office:value="0.029712">
            <text:p>0,029712</text:p>
          </table:table-cell>
          <table:table-cell office:value-type="float" office:value="0.010399">
            <text:p>0,010399</text:p>
          </table:table-cell>
          <table:table-cell office:value-type="float" office:value="0.038626">
            <text:p>0,038626</text:p>
          </table:table-cell>
          <table:table-cell office:value-type="float" office:value="167.499892">
            <text:p>167,499892</text:p>
          </table:table-cell>
        </table:table-row>
        <table:table-row table:style-name="ro1">
          <table:table-cell/>
          <table:table-cell office:value-type="float" office:value="7.693962">
            <text:p>7,693962</text:p>
          </table:table-cell>
          <table:table-cell office:value-type="float" office:value="0.090622">
            <text:p>0,090622</text:p>
          </table:table-cell>
          <table:table-cell office:value-type="float" office:value="0.011885">
            <text:p>0,011885</text:p>
          </table:table-cell>
          <table:table-cell office:value-type="float" office:value="0.083194">
            <text:p>0,083194</text:p>
          </table:table-cell>
          <table:table-cell office:value-type="float" office:value="206.122438">
            <text:p>206,122438</text:p>
          </table:table-cell>
        </table:table-row>
        <table:table-row table:style-name="ro1">
          <table:table-cell/>
          <table:table-cell office:value-type="float" office:value="7.500833">
            <text:p>7,500833</text:p>
          </table:table-cell>
          <table:table-cell office:value-type="float" office:value="0.366945">
            <text:p>0,366945</text:p>
          </table:table-cell>
          <table:table-cell office:value-type="float" office:value="0.011885">
            <text:p>0,011885</text:p>
          </table:table-cell>
          <table:table-cell office:value-type="float" office:value="0.462024">
            <text:p>0,462024</text:p>
          </table:table-cell>
          <table:table-cell office:value-type="float" office:value="169.234566">
            <text:p>169,234566</text:p>
          </table:table-cell>
        </table:table-row>
        <table:table-row table:style-name="ro1">
          <table:table-cell/>
          <table:table-cell office:value-type="float" office:value="17.005818">
            <text:p>17,005818</text:p>
          </table:table-cell>
          <table:table-cell office:value-type="float" office:value="0.029692">
            <text:p>0,029692</text:p>
          </table:table-cell>
          <table:table-cell office:value-type="float" office:value="0.020784">
            <text:p>0,020784</text:p>
          </table:table-cell>
          <table:table-cell office:value-type="float" office:value="0.037114">
            <text:p>0,037114</text:p>
          </table:table-cell>
          <table:table-cell office:value-type="float" office:value="180.345643">
            <text:p>180,345643</text:p>
          </table:table-cell>
        </table:table-row>
        <table:table-row table:style-name="ro1">
          <table:table-cell/>
          <table:table-cell office:value-type="float" office:value="9.602237">
            <text:p>9,602237</text:p>
          </table:table-cell>
          <table:table-cell office:value-type="float" office:value="0.792764">
            <text:p>0,792764</text:p>
          </table:table-cell>
          <table:table-cell office:value-type="float" office:value="0.029692">
            <text:p>0,029692</text:p>
          </table:table-cell>
          <table:table-cell office:value-type="float" office:value="0.513663">
            <text:p>0,513663</text:p>
          </table:table-cell>
          <table:table-cell office:value-type="float" office:value="166.345467">
            <text:p>166,345467</text:p>
          </table:table-cell>
        </table:table-row>
        <table:table-row table:style-name="ro1">
          <table:table-cell/>
          <table:table-cell office:value-type="float" office:value="7.988503">
            <text:p>7,988503</text:p>
          </table:table-cell>
          <table:table-cell office:value-type="float" office:value="0.144004">
            <text:p>0,144004</text:p>
          </table:table-cell>
          <table:table-cell office:value-type="float" office:value="0.025238">
            <text:p>0,025238</text:p>
          </table:table-cell>
          <table:table-cell office:value-type="float" office:value="0.108374">
            <text:p>0,108374</text:p>
          </table:table-cell>
          <table:table-cell office:value-type="float" office:value="134.345632">
            <text:p>134,345632</text:p>
          </table:table-cell>
        </table:table-row>
        <table:table-row table:style-name="ro1">
          <table:table-cell/>
          <table:table-cell office:value-type="float" office:value="7.817777">
            <text:p>7,817777</text:p>
          </table:table-cell>
          <table:table-cell office:value-type="float" office:value="0.141035">
            <text:p>0,141035</text:p>
          </table:table-cell>
          <table:table-cell office:value-type="float" office:value="0.011877">
            <text:p>0,011877</text:p>
          </table:table-cell>
          <table:table-cell office:value-type="float" office:value="0.127674">
            <text:p>0,127674</text:p>
          </table:table-cell>
          <table:table-cell office:value-type="float" office:value="162.346567">
            <text:p>162,346567</text:p>
          </table:table-cell>
        </table:table-row>
        <table:table-row table:style-name="ro1">
          <table:table-cell/>
          <table:table-cell office:value-type="float" office:value="9.348375">
            <text:p>9,348375</text:p>
          </table:table-cell>
          <table:table-cell office:value-type="float" office:value="0.096497">
            <text:p>0,096497</text:p>
          </table:table-cell>
          <table:table-cell office:value-type="float" office:value="0.017815">
            <text:p>0,017815</text:p>
          </table:table-cell>
          <table:table-cell office:value-type="float" office:value="0.106889">
            <text:p>0,106889</text:p>
          </table:table-cell>
          <table:table-cell office:value-type="float" office:value="177.499892">
            <text:p>177,499892</text:p>
          </table:table-cell>
        </table:table-row>
        <table:table-row table:style-name="ro1">
          <table:table-cell/>
          <table:table-cell office:value-type="float" office:value="9.097482">
            <text:p>9,097482</text:p>
          </table:table-cell>
          <table:table-cell office:value-type="float" office:value="0.092044">
            <text:p>0,092044</text:p>
          </table:table-cell>
          <table:table-cell office:value-type="float" office:value="0.010392">
            <text:p>0,010392</text:p>
          </table:table-cell>
          <table:table-cell office:value-type="float" office:value="0.062352">
            <text:p>0,062352</text:p>
          </table:table-cell>
          <table:table-cell office:value-type="float" office:value="209.342888">
            <text:p>209,342888</text:p>
          </table:table-cell>
        </table:table-row>
        <table:table-row table:style-name="ro1">
          <table:table-cell/>
          <table:table-cell office:value-type="float" office:value="7.915759">
            <text:p>7,915759</text:p>
          </table:table-cell>
          <table:table-cell office:value-type="float" office:value="0.066806">
            <text:p>0,066806</text:p>
          </table:table-cell>
          <table:table-cell office:value-type="float" office:value="0.008907">
            <text:p>0,008907</text:p>
          </table:table-cell>
          <table:table-cell office:value-type="float" office:value="0.059383">
            <text:p>0,059383</text:p>
          </table:table-cell>
          <table:table-cell office:value-type="float" office:value="123.427255">
            <text:p>123,427255</text:p>
          </table:table-cell>
        </table:table-row>
        <table:table-row table:style-name="ro1">
          <table:table-cell/>
          <table:table-cell office:value-type="float" office:value="43.371887">
            <text:p>43,371887</text:p>
          </table:table-cell>
          <table:table-cell office:value-type="float" office:value="0.060868">
            <text:p>0,060868</text:p>
          </table:table-cell>
          <table:table-cell office:value-type="float" office:value="0.010392">
            <text:p>0,010392</text:p>
          </table:table-cell>
          <table:table-cell office:value-type="float" office:value="0.062352">
            <text:p>0,062352</text:p>
          </table:table-cell>
          <table:table-cell office:value-type="float" office:value="168.056732">
            <text:p>168,056732</text:p>
          </table:table-cell>
        </table:table-row>
        <table:table-row table:style-name="ro1">
          <table:table-cell/>
          <table:table-cell table:style-name="ce8" table:formula="of:=AVERAGE([.B2:.B17])" office:value-type="float" office:value="11.7862113125">
            <text:p>11,7862113125</text:p>
          </table:table-cell>
          <table:table-cell table:style-name="ce9" table:formula="of:=AVERAGE([.C2:.C17])" office:value-type="float" office:value="0.1434386875">
            <text:p>0,1434386875</text:p>
          </table:table-cell>
          <table:table-cell table:style-name="ce9" table:formula="of:=AVERAGE([.D2:.D17])" office:value-type="float" office:value="0.0162429375">
            <text:p>0,0162429375</text:p>
          </table:table-cell>
          <table:table-cell table:style-name="ce9" table:formula="of:=AVERAGE([.E2:.E17])" office:value-type="float" office:value="0.12363">
            <text:p>0,12363</text:p>
          </table:table-cell>
          <table:table-cell table:style-name="ce10" table:formula="of:=AVERAGE([.F2:.F17])" office:value-type="float" office:value="159.6682075">
            <text:p>159,668207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0/00/0000</text:date>, <text:time style:data-style-name="N2" text:time-value="0000-00-00T18:57:05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